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103fd6" officeooo:paragraph-rsid="00103fd6"/>
    </style:style>
    <style:style style:name="P2" style:family="paragraph" style:parent-style-name="Heading_20_1">
      <style:text-properties officeooo:rsid="00103fd6" officeooo:paragraph-rsid="00103fd6"/>
    </style:style>
    <style:style style:name="P3" style:family="paragraph" style:parent-style-name="Heading_20_1">
      <style:paragraph-properties fo:break-before="page"/>
      <style:text-properties officeooo:rsid="0016a0d9" officeooo:paragraph-rsid="0016a0d9"/>
    </style:style>
    <style:style style:name="P4" style:family="paragraph" style:parent-style-name="Table_20_Contents">
      <style:text-properties officeooo:rsid="0016a0d9" officeooo:paragraph-rsid="0016a0d9"/>
    </style:style>
    <style:style style:name="P5" style:family="paragraph" style:parent-style-name="Table_20_Contents">
      <style:text-properties officeooo:rsid="0016d269" officeooo:paragraph-rsid="0016d269"/>
    </style:style>
    <style:style style:name="P6" style:family="paragraph" style:parent-style-name="Text_20_body" style:list-style-name="L1"/>
    <style:style style:name="P7" style:family="paragraph" style:parent-style-name="Text_20_body" style:list-style-name="L2">
      <style:text-properties officeooo:rsid="00130811" officeooo:paragraph-rsid="00130811"/>
    </style:style>
    <style:style style:name="P8" style:family="paragraph" style:parent-style-name="Text_20_body" style:list-style-name="">
      <style:paragraph-properties fo:line-height="115%"/>
      <style:text-properties officeooo:rsid="00130811" officeooo:paragraph-rsid="00130811"/>
    </style:style>
    <style:style style:name="P9" style:family="paragraph" style:parent-style-name="Text_20_body" style:list-style-name="L2">
      <style:text-properties officeooo:rsid="0010ddad" officeooo:paragraph-rsid="0010ddad"/>
    </style:style>
    <style:style style:name="P10" style:family="paragraph" style:parent-style-name="Text_20_body">
      <style:text-properties officeooo:paragraph-rsid="0016a0d9"/>
    </style:style>
    <style:style style:name="T1" style:family="text">
      <style:text-properties officeooo:rsid="0010ddad"/>
    </style:style>
    <style:style style:name="T2" style:family="text">
      <style:text-properties officeooo:rsid="0014a9a7"/>
    </style:style>
    <style:style style:name="T3" style:family="text">
      <style:text-properties officeooo:rsid="0016d26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lanning</text:p>
      <text:p text:style-name="P1">schakelklok </text:p>
      <text:h text:style-name="Heading_20_1" text:outline-level="1">processen</text:h>
      <text:list xml:id="list2994905220" text:style-name="L1">
        <text:list-item>
          <text:p text:style-name="P6">RTC</text:p>
        </text:list-item>
        <text:list-item>
          <text:p text:style-name="P6">schakeluitgangen</text:p>
        </text:list-item>
        <text:list-item>
          <text:p text:style-name="P6">serieele interface</text:p>
        </text:list-item>
        <text:list-item>
          <text:p text:style-name="P6">display</text:p>
        </text:list-item>
        <text:list-item>
          <text:p text:style-name="P6">EEPROM</text:p>
        </text:list-item>
      </text:list>
      <text:p text:style-name="Text_20_body"/>
      <text:h text:style-name="P2" text:outline-level="1"><text:span text:style-name="T1">M</text:span>ijlpalen</text:h>
      <text:list xml:id="list2090440524" text:style-name="L2">
        <text:list-item>
          <text:p text:style-name="P7">Hardware af. </text:p>
        </text:list-item>
        <text:list-item>
          <text:p text:style-name="P9">Schakeluitgangen werkend.</text:p>
        </text:list-item>
        <text:list-item>
          <text:p text:style-name="P9">display werkend.</text:p>
        </text:list-item>
        <text:list-item>
          <text:p text:style-name="P9">EEPROM werkend.</text:p>
        </text:list-item>
        <text:list-item>
          <text:p text:style-name="P9">seriele interface werkend.</text:p>
        </text:list-item>
        <text:list-item>
          <text:p text:style-name="P9">RTC werkend.</text:p>
        </text:list-item>
        <text:list-item>
          <text:p text:style-name="P7">Programeerbaarheid schakeltijden. </text:p>
        </text:list-item>
        <text:list-item>
          <text:p text:style-name="P7">Programeerbaarheid <text:span text:style-name="T2">repetitie schakeluitgangen.</text:span></text:p>
        </text:list-item>
      </text:list>
      <text:p text:style-name="P8"/>
      <text:h text:style-name="P3" text:outline-level="1">Planning 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4">Mijlpaal</text:p>
          </table:table-cell>
          <table:table-cell table:style-name="Table1.B1" office:value-type="string">
            <text:p text:style-name="P4">Deadline <text:span text:style-name="T3">week nr</text:span></text:p>
          </table:table-cell>
        </table:table-row>
        <table:table-row>
          <table:table-cell table:style-name="Table1.A2" office:value-type="string">
            <text:p text:style-name="P4">Hardware af</text:p>
          </table:table-cell>
          <table:table-cell table:style-name="Table1.B2" office:value-type="string">
            <text:p text:style-name="P5">38</text:p>
          </table:table-cell>
        </table:table-row>
        <table:table-row>
          <table:table-cell table:style-name="Table1.A2" office:value-type="string">
            <text:p text:style-name="P4">Schakeluitgangen </text:p>
          </table:table-cell>
          <table:table-cell table:style-name="Table1.B2" office:value-type="string">
            <text:p text:style-name="P5">39</text:p>
          </table:table-cell>
        </table:table-row>
        <table:table-row>
          <table:table-cell table:style-name="Table1.A2" office:value-type="string">
            <text:p text:style-name="P4">Display werkend</text:p>
          </table:table-cell>
          <table:table-cell table:style-name="Table1.B2" office:value-type="string">
            <text:p text:style-name="P5">39</text:p>
          </table:table-cell>
        </table:table-row>
        <table:table-row>
          <table:table-cell table:style-name="Table1.A2" office:value-type="string">
            <text:p text:style-name="P4">EEPROM werkend</text:p>
          </table:table-cell>
          <table:table-cell table:style-name="Table1.B2" office:value-type="string">
            <text:p text:style-name="P5">40</text:p>
          </table:table-cell>
        </table:table-row>
        <table:table-row>
          <table:table-cell table:style-name="Table1.A2" office:value-type="string">
            <text:p text:style-name="P4">Seriele interface</text:p>
          </table:table-cell>
          <table:table-cell table:style-name="Table1.B2" office:value-type="string">
            <text:p text:style-name="P5">41</text:p>
          </table:table-cell>
        </table:table-row>
        <table:table-row>
          <table:table-cell table:style-name="Table1.A2" office:value-type="string">
            <text:p text:style-name="P4">RTC</text:p>
          </table:table-cell>
          <table:table-cell table:style-name="Table1.B2" office:value-type="string">
            <text:p text:style-name="P5">42</text:p>
          </table:table-cell>
        </table:table-row>
        <table:table-row>
          <table:table-cell table:style-name="Table1.A2" office:value-type="string">
            <text:p text:style-name="P4">Instelbaarheid schakeltijden</text:p>
          </table:table-cell>
          <table:table-cell table:style-name="Table1.B2" office:value-type="string">
            <text:p text:style-name="P5">43</text:p>
          </table:table-cell>
        </table:table-row>
        <table:table-row>
          <table:table-cell table:style-name="Table1.A2" office:value-type="string">
            <text:p text:style-name="P5">Extra opties</text:p>
          </table:table-cell>
          <table:table-cell table:style-name="Table1.B2" office:value-type="string">
            <text:p text:style-name="P5">einde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7T17:30:28.753229554</meta:creation-date>
    <dc:date>2020-09-10T11:06:45.563063986</dc:date>
    <meta:editing-duration>PT6M40S</meta:editing-duration>
    <meta:editing-cycles>2</meta:editing-cycles>
    <meta:generator>LibreOffice/6.4.6.2$Linux_X86_64 LibreOffice_project/40$Build-2</meta:generator>
    <meta:document-statistic meta:table-count="1" meta:image-count="0" meta:object-count="0" meta:page-count="2" meta:paragraph-count="36" meta:word-count="68" meta:character-count="457" meta:non-whitespace-character-count="433"/>
  </office:meta>
</office:document-meta>
</file>